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style:font-name="Segoe UI Semibold" fo:font-size="24pt" style:font-size-asian="24pt" style:font-size-complex="24pt"/>
    </style:style>
    <style:style style:name="P2" style:family="paragraph">
      <loext:graphic-properties draw:fill="none" draw:fill-color="#ffffff"/>
      <style:text-properties style:font-name="Segoe UI Semibold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text-properties style:font-name="Segoe UI Semibold" fo:font-size="24pt" style:font-size-asian="24pt" style:font-size-complex="24pt"/>
    </style:style>
    <style:style style:name="P5" style:family="paragraph">
      <style:text-properties style:font-name="Segoe UI Semibold" fo:font-size="32pt" style:font-size-asian="32pt" style:font-size-complex="32pt"/>
    </style:style>
    <style:style style:name="P6" style:family="paragraph">
      <loext:graphic-properties draw:fill="none" draw:fill-color="#ffffff"/>
      <style:text-properties style:font-name="Segoe UI Semibold" fo:font-size="32pt" style:font-size-asian="32pt" style:font-size-complex="32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font-name="Segoe UI Semibold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384cm" svg:height="3.062cm" svg:x="1.778cm" svg:y="0.762cm">
          <draw:text-box>
            <text:p text:style-name="P1"><text:span text:style-name="T1">Epistle Reading</text:span></text:p>
            <text:p text:style-name="P1"><text:span text:style-name="T2">Galatians 3:23–29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4.384cm" svg:height="8.128cm" svg:x="1.778cm" svg:y="0.762cm">
          <draw:text-box>
            <text:p text:style-name="P4"><text:span text:style-name="T3">23</text:span><text:span text:style-name="T4">Now before faith came, we were held captive under the law, imprisoned until the coming faith would be revealed. </text:span><text:span text:style-name="T3">24</text:span><text:span text:style-name="T4">So then, the law was our guardian until Christ came, in order that we might be justified by fai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2" draw:layer="layout" svg:width="24.638cm" svg:height="7.766cm" svg:x="1.778cm" svg:y="0.762cm">
          <draw:text-box>
            <text:p text:style-name="P4"><text:span text:style-name="T3">25</text:span><text:span text:style-name="T4">But now that faith has come, we are no longer under a guardian, </text:span><text:span text:style-name="T3">26</text:span><text:span text:style-name="T4">for in Christ Jesus you are all sons of God, through faith. </text:span><text:span text:style-name="T3">27</text:span><text:span text:style-name="T4">For as many of you as were baptized into Christ have put on Christ.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6" draw:layer="layout" svg:width="24.892cm" svg:height="7.766cm" svg:x="1.524cm" svg:y="0.762cm">
          <draw:text-box>
            <text:p text:style-name="P5"><text:span text:style-name="T3">28</text:span><text:span text:style-name="T4">There is neither Jew nor Greek, there is neither slave nor free, there is neither male nor female, for you are all one in Christ Jesus. </text:span><text:span text:style-name="T3">29</text:span><text:span text:style-name="T4">And if you are Christ’s, then you are Abraham’s offspring, heirs according to promi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31T08:12:05.848000000</meta:creation-date>
    <dc:date>2016-12-31T08:19:49.418000000</dc:date>
    <meta:editing-duration>PT7M43S</meta:editing-duration>
    <meta:editing-cycles>2</meta:editing-cycles>
    <meta:generator>LibreOffice/5.2.4.2$Windows_X86_64 LibreOffice_project/3d5603e1122f0f102b62521720ab13a38a4e0eb0</meta:generator>
    <meta:document-statistic meta:object-count="33"/>
  </office:meta>
</office:document-meta>
</file>